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EversonMono, 'Arial Unicode MS', 'Liberation Sans', 'DejaVu Sans', FreeSans, Tahoma, Arial, MiriamCLM, sans-serif"/>
    <style:font-face style:name="Shofar" svg:font-family="Shofar"/>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2813in"/>
    </style:style>
    <style:style style:name="Table1.B" style:family="table-column">
      <style:table-column-properties style:column-width="0.6493in"/>
    </style:style>
    <style:style style:name="Table1.C" style:family="table-column">
      <style:table-column-properties style:column-width="0.6757in"/>
    </style:style>
    <style:style style:name="Table1.D" style:family="table-column">
      <style:table-column-properties style:column-width="0.9229in"/>
    </style:style>
    <style:style style:name="Table1.E" style:family="table-column">
      <style:table-column-properties style:column-width="0.9014in"/>
    </style:style>
    <style:style style:name="Table1.F" style:family="table-column">
      <style:table-column-properties style:column-width="1.1507in"/>
    </style:style>
    <style:style style:name="Table1.G" style:family="table-column">
      <style:table-column-properties style:column-width="0.634in"/>
    </style:style>
    <style:style style:name="Table1.H" style:family="table-column">
      <style:table-column-properties style:column-width="0.7097in"/>
    </style:style>
    <style:style style:name="Table1.A1" style:family="table-cell">
      <style:table-cell-properties style:vertical-align="middle" fo:background-color="#ffa500" fo:padding-left="0.0833in" fo:padding-right="0.0833in" fo:padding-top="0.0417in" fo:padding-bottom="0.0417in" fo:border="0.05pt solid #ffffff">
        <style:background-image/>
      </style:table-cell-properties>
    </style:style>
    <style:style style:name="Table1.A2" style:family="table-cell">
      <style:table-cell-properties style:vertical-align="middle" fo:background-color="#ffffff" fo:padding="0in" fo:border="none">
        <style:background-image/>
      </style:table-cell-properties>
    </style:style>
    <style:style style:name="P1" style:family="paragraph" style:parent-style-name="Standard">
      <style:paragraph-properties fo:margin-top="0in" fo:margin-bottom="0in" style:contextual-spacing="false" style:line-height-at-least="0.1665in" fo:text-align="justify" style:justify-single-word="false"/>
      <style:text-properties fo:font-size="2pt" style:font-size-asian="2pt" style:font-size-complex="2pt"/>
    </style:style>
    <style:style style:name="P2" style:family="paragraph" style:parent-style-name="Text_20_body">
      <style:paragraph-properties fo:margin-left="0.1043in" fo:margin-right="0.1043in" fo:margin-top="0.1043in" fo:margin-bottom="0in" style:contextual-spacing="false" fo:text-align="center" style:justify-single-word="false" fo:text-indent="0in" style:auto-text-indent="false"/>
      <style:text-properties fo:color="#365da0" style:text-line-through-style="none" style:text-line-through-type="none" style:text-underline-style="none" style:text-blinking="false" fo:padding-left="0.0193in" fo:padding-right="0.0193in" fo:padding-top="0.0417in" fo:padding-bottom="0.0193in" fo:border="0.06pt solid #dddddd"/>
    </style:style>
    <style:style style:name="P3" style:family="paragraph" style:parent-style-name="Text_20_body">
      <style:paragraph-properties fo:margin-left="0.1043in" fo:margin-right="0.1043in" fo:margin-top="0in" fo:margin-bottom="0in" style:contextual-spacing="false" style:line-height-at-least="0.1354in" fo:text-align="center" style:justify-single-word="false" fo:text-indent="0in" style:auto-text-indent="false" fo:padding="0in" fo:border="none"/>
      <style:text-properties fo:font-variant="normal" fo:text-transform="none" fo:color="#666666" style:font-name="Calibri1" fo:font-size="9pt" fo:letter-spacing="normal" fo:font-style="normal" fo:font-weight="normal" fo:padding-left="0.0193in" fo:padding-right="0.0193in" fo:padding-top="0.0417in" fo:padding-bottom="0.0193in" fo:border="0.06pt solid #dddddd"/>
    </style:style>
    <style:style style:name="P4" style:family="paragraph" style:parent-style-name="Text_20_body">
      <style:paragraph-properties fo:margin-left="0in" fo:margin-right="0in" style:line-height-at-least="0.1665in" fo:text-align="justify" style:justify-single-word="false" fo:text-indent="0in" style:auto-text-indent="false" fo:padding="0in" fo:border="none"/>
      <style:text-properties fo:font-variant="normal" fo:text-transform="none" fo:color="#000000" style:font-name="Calibri1" fo:font-size="9pt" fo:letter-spacing="normal" fo:font-style="normal" fo:font-weight="normal" style:font-name-asian="Calibri1" style:font-size-asian="9pt" style:font-style-asian="normal" style:font-weight-asian="normal" style:font-name-complex="Calibri1" style:font-size-complex="9pt" style:font-style-complex="normal" style:font-weight-complex="normal"/>
    </style:style>
    <style:style style:name="P5" style:family="paragraph" style:parent-style-name="Text_20_body">
      <style:paragraph-properties fo:margin-left="0in" fo:margin-right="0in" style:line-height-at-least="0.1665in" fo:text-align="justify" style:justify-single-word="false" fo:text-indent="0in" style:auto-text-indent="false" fo:padding="0in" fo:border="none"/>
      <style:text-properties fo:font-variant="normal" fo:text-transform="none" fo:color="#000000" style:font-name="Calibri1" fo:font-size="9pt" fo:letter-spacing="normal" fo:font-style="normal" fo:font-weight="normal"/>
    </style:style>
    <style:style style:name="P6" style:family="paragraph" style:parent-style-name="Text_20_body">
      <style:paragraph-properties fo:margin-left="0in" fo:margin-right="0in" style:line-height-at-least="0.1665in" fo:text-align="justify" style:justify-single-word="false" fo:text-indent="0in" style:auto-text-indent="false" fo:padding="0in" fo:border="none"/>
    </style:style>
    <style:style style:name="P7" style:family="paragraph" style:parent-style-name="Text_20_body" style:list-style-name="L1">
      <style:paragraph-properties fo:margin-top="0.1043in" fo:margin-bottom="0.1043in" style:contextual-spacing="false" style:line-height-at-least="0.1665in" fo:text-align="justify" style:justify-single-word="false" fo:padding="0in" fo:border="none"/>
      <style:text-properties fo:font-variant="normal" fo:text-transform="none" fo:color="#000000" style:font-name="Calibri1" fo:font-size="9pt" fo:letter-spacing="normal" fo:font-style="normal" fo:font-weight="normal"/>
    </style:style>
    <style:style style:name="P8" style:family="paragraph" style:parent-style-name="Text_20_body" style:list-style-name="L1">
      <style:paragraph-properties fo:margin-top="0.1043in" fo:margin-bottom="0.1043in" style:contextual-spacing="false" style:line-height-at-least="0.1665in" fo:text-align="start" style:justify-single-word="false" fo:padding="0in" fo:border="none"/>
      <style:text-properties fo:font-variant="normal" fo:text-transform="none" fo:color="#000000" style:font-name="Calibri1" fo:font-size="9pt" fo:letter-spacing="normal" fo:font-style="normal" fo:font-weight="normal"/>
    </style:style>
    <style:style style:name="P9" style:family="paragraph" style:parent-style-name="Text_20_body" style:list-style-name="L2">
      <style:paragraph-properties fo:margin-top="0.1043in" fo:margin-bottom="0.1043in" style:contextual-spacing="false" style:line-height-at-least="0.1665in" fo:text-align="justify" style:justify-single-word="false" fo:padding="0in" fo:border="none"/>
    </style:style>
    <style:style style:name="P10" style:family="paragraph" style:parent-style-name="Text_20_body" style:list-style-name="L3">
      <style:paragraph-properties fo:margin-top="0.1043in" fo:margin-bottom="0.1043in" style:contextual-spacing="false" style:line-height-at-least="0.1665in" fo:text-align="justify" style:justify-single-word="false" fo:padding="0in" fo:border="none"/>
    </style:style>
    <style:style style:name="P11" style:family="paragraph" style:parent-style-name="Heading_20_3">
      <style:paragraph-properties fo:margin-top="0.1043in" fo:margin-bottom="0.1043in" style:contextual-spacing="false" style:line-height-at-least="0.1665in" fo:text-align="justify" style:justify-single-word="false" fo:padding="0in" fo:border="none"/>
      <style:text-properties fo:font-variant="normal" fo:text-transform="none" fo:color="#000000" style:font-name="Calibri1" fo:font-size="9pt" fo:letter-spacing="normal" fo:font-style="normal" fo:font-weight="normal"/>
    </style:style>
    <style:style style:name="P12" style:family="paragraph" style:parent-style-name="Table_20_Heading">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text-properties fo:font-size="2pt" style:font-size-asian="2pt" style:font-size-complex="2pt"/>
    </style:style>
    <style:style style:name="T1" style:family="text">
      <style:text-properties style:font-name="Calibri1" fo:font-size="9pt" fo:font-style="normal" fo:font-weight="normal"/>
    </style:style>
    <style:style style:name="T2" style:family="text">
      <style:text-properties style:font-name-complex="Calibri1" style:font-size-complex="9pt" style:font-style-complex="normal" style:font-weight-complex="normal"/>
    </style:style>
    <style:style style:name="T3" style:family="text">
      <style:text-properties fo:color="#365da0" style:text-line-through-style="none" style:text-line-through-type="none" style:text-underline-style="none" fo:font-weight="normal" style:text-blinking="false"/>
    </style:style>
    <style:style style:name="T4" style:family="text">
      <style:text-properties fo:color="#365da0" style:text-line-through-style="none" style:text-line-through-type="none" style:text-underline-style="none" fo:font-weight="normal" style:text-blinking="false" fo:background-color="transparent" loext:char-shading-value="0" fo:padding="0in" fo:border="none"/>
    </style:style>
    <style:style style:name="T5" style:family="text">
      <style:text-properties fo:color="#365da0" style:text-line-through-style="none" style:text-line-through-type="none" fo:font-size="8.25pt" style:text-underline-style="none" fo:font-weight="normal" style:text-blinking="false"/>
    </style:style>
    <style:style style:name="T6" style:family="text">
      <style:text-properties fo:font-variant="normal" fo:text-transform="none" fo:color="#000000" style:font-name="Calibri1" fo:font-size="9pt" fo:letter-spacing="normal" fo:font-style="normal" fo:font-weight="normal"/>
    </style:style>
    <style:style style:name="T7" style:family="text">
      <style:text-properties fo:font-variant="normal" fo:text-transform="none" fo:color="#000000" style:text-position="33% 80%" style:font-name="Calibri1" fo:font-size="9pt"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365da0" style:text-line-through-style="none" style:text-line-through-type="none" style:font-name="Calibri1" fo:font-size="9pt" fo:letter-spacing="normal" fo:font-style="normal" style:text-underline-style="none" fo:font-weight="normal" style:text-blinking="false"/>
    </style:style>
    <style:style style:name="T10" style:family="text">
      <style:text-properties fo:font-variant="normal" fo:text-transform="none" fo:color="#365da0" style:text-line-through-style="none" style:text-line-through-type="none" style:font-name="Calibri1" fo:font-size="9pt" fo:letter-spacing="normal" fo:font-style="normal" style:text-underline-style="none" fo:font-weight="normal" style:text-blinking="false" fo:background-color="transparent" loext:char-shading-value="0" fo:padding="0in" fo:border="none"/>
    </style:style>
    <style:style style:name="T11" style:family="text">
      <style:text-properties fo:font-variant="normal" fo:text-transform="none" fo:color="#365da0" style:text-line-through-style="none" style:text-line-through-type="none" style:font-name="Calibri1" fo:font-size="9pt" fo:letter-spacing="normal" fo:font-style="normal" style:text-underline-style="none" fo:font-weight="normal" style:text-blinking="false" fo:background-color="transparent" loext:char-shading-value="0" fo:padding="0in" fo:border="none"/>
    </style:style>
    <style:style style:name="T12" style:family="text">
      <style:text-properties fo:font-variant="normal" fo:text-transform="none" fo:color="#365da0" style:text-line-through-style="none" style:text-line-through-type="none" style:font-name="Calibri1" fo:font-size="9pt" fo:letter-spacing="normal" fo:font-style="normal" style:text-underline-style="none" fo:font-weight="normal" style:text-blinking="false" fo:background-color="transparent" loext:char-shading-value="0" fo:padding="0in" fo:border="none"/>
    </style:style>
    <style:style style:name="T13" style:family="text">
      <style:text-properties fo:font-variant="normal" fo:text-transform="none" fo:color="#365da0" style:text-line-through-style="none" style:text-line-through-type="none" style:text-position="33% 80%" style:font-name="Calibri1" fo:font-size="9pt" fo:letter-spacing="normal" fo:font-style="normal" style:text-underline-style="none" fo:font-weight="normal" style:text-blinking="false"/>
    </style:style>
    <style:style style:name="fr1" style:family="graphic" style:parent-style-name="Graphics">
      <style:graphic-properties fo:margin-left="0in" fo:margin-right="0in" fo:margin-top="0.052in" fo:margin-bottom="0.0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043in" fo:margin-right="0in" fo:margin-top="0.1043in" fo:margin-bottom="0.052in" style:wrap="left" style:number-wrapped-paragraphs="no-limit" style:wrap-contour="false" style:vertical-pos="top" style:vertical-rel="paragraph-content" style:horizontal-pos="right" style:horizontal-rel="paragraph" fo:padding="0in" fo:border="0.06pt solid #dddddd"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043in" fo:margin-right="0in" fo:margin-top="0.1043in" fo:margin-bottom="0.052in" style:wrap="left" style:number-wrapped-paragraphs="no-limit" style:wrap-contour="false" style:vertical-pos="from-top" style:vertical-rel="paragraph" style:horizontal-pos="from-left" style:horizontal-rel="paragraph" fo:padding="0in" fo:border="0.06pt solid #dddddd" style:mirror="none" fo:clip="rect(0in, 0in, 0in, 0in)" draw:luminance="0%" draw:contrast="0%" draw:red="0%" draw:green="0%" draw:blue="0%" draw:gamma="100%" draw:color-inversion="false" draw:image-opacity="100%" draw:color-mode="standard"/>
    </style:style>
    <style:style style:name="Sect1" style:family="section">
      <style:section-properties fo:background-color="#f3f3f3"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פונטים קוד פתוח ביוניקוד | Open Source Licensed Unicode Hebrew Fonts</text:h>
      <text:section text:style-name="Sect1" text:name="attachment_7641">
        <text:p text:style-name="P2"><draw:a xlink:type="simple" xlink:href="http://opensiddur.org/wp-content/uploads/2010/07/project-hasidur-hapatauḥ.png"><draw:frame draw:style-name="fr1" draw:name="Image1" text:anchor-type="as-char" svg:width="6.7811in" svg:height="4.8126in" draw:z-index="0"><draw:image xlink:href="http://opensiddur.org/wp-content/uploads/2010/07/project-hasidur-hapatauḥ.png" xlink:type="simple" xlink:show="embed" xlink:actuate="onLoad"/><svg:title>Five fonts from the Open Siddur Open Source and Unicode Hebrew Font pack: Miriam CLM, Hadasim CLM, Linux Libertine, Mekorot-Rashi, and Shlomo Semi Stam (credit: Aharon Varady, license CC-BY-SA)</svg:title></draw:frame></draw:a></text:p>
        <text:p text:style-name="P3">Five fonts from the Open Siddur Open Source and Unicode Hebrew Font pack: Miriam CLM, Hadasim CLM, Linux Libertine, Mekorot-Rashi, and Shlomo Semi Stam (credit: Aharon Varady, license CC-BY-SA)</text:p>
      </text:section>
      <text:p text:style-name="P4"> </text:p>
      <text:p text:style-name="P6"><text:span text:style-name="T8">“</text:span><text:a xlink:type="simple" xlink:href="http://en.wikipedia.org/wiki/Unicode" office:target-frame-name="_blank" xlink:show="new"><text:span text:style-name="T10">Unicode</text:span></text:a><text:span text:style-name="T6"> is a computing industry standard for the consistent encoding, representation and handling of text expressed in most of the world’s writing systems.”</text:span><text:span text:style-name="T7">[</text:span><text:bookmark text:name="return-note-7951-1"/><text:a xlink:type="simple" xlink:href="http://opensiddur.org/tools/fonts/#note-7951-1"><text:span text:style-name="T13">1</text:span></text:a><text:span text:style-name="T7">]</text:span></text:p>
      <text:h text:style-name="P11" text:outline-level="3">DOWNLOAD:</text:h>
      <text:p text:style-name="P6"><text:a xlink:type="simple" xlink:href="http://opensiddur.org/wp-content/uploads/2013/12/Open-Siddur-Project-Hebrew-Font-Pack-1.16.zip"><text:span text:style-name="T10">ZIP</text:span></text:a><text:span text:style-name="T6"> (v.1.16, 52.4 MB/55,013,376 bytes) | </text:span><text:a xlink:type="simple" xlink:href="http://opensiddur.org/wp-content/uploads/2013/12/Open-Siddur-Project-Hebrew-Font-Pack-comparison-v.1.16.pdf"><text:span text:style-name="T10">PDF</text:span></text:a><text:span text:style-name="T6"> (Open Source and Unicode Hebrew Font comparison chart)</text:span></text:p>
      <text:h text:style-name="P11" text:outline-level="3">INSTALL</text:h>
      <text:p text:style-name="P5">If you’d like to install all the fonts in the font pack at once, follow these instructions:</text:p>
      <text:list xml:id="list1147068887298445905" text:style-name="L1">
        <text:list-item>
          <text:p text:style-name="P8">To search and find all of the TTF files in the unzipped directory of fonts, use CTRL-F<text:line-break/>type *.ttf (asterisk dot ttf) as your search keyword. Repeat this step but type *.otf for searching for and installing OTF files.</text:p>
        </text:list-item>
        <text:list-item>
          <text:p text:style-name="P8">The search will list all of the fonts in their separate directories.<text:line-break/><text:soft-page-break/>To select all of them at once use CTRL-A. (Alternately you can click edit on the windows toolbar and select, “select all”.)</text:p>
        </text:list-item>
        <text:list-item>
          <text:p text:style-name="P7">Then right-click on any of the highlighted fonts and select “install font”. (Make sure to right-click rather than left-click, otherwise you won’t see the install font option and you’ll have to select them all again using CTRL-A.)</text:p>
        </text:list-item>
      </text:list>
      <text:p text:style-name="P6"><text:span text:style-name="T6">(</text:span><text:span text:style-name="Strong_20_Emphasis"><text:span text:style-name="T6">Setup</text:span></text:span><text:span text:style-name="T6"> your own keyboard to type in Hebrew, </text:span><text:a xlink:type="simple" xlink:href="http://opensiddur.org/tools/typing/"><text:span text:style-name="T9">here</text:span></text:a><text:span text:style-name="T6">.)</text:span></text:p>
      <text:h text:style-name="P11" text:outline-level="3">Fonts Index (sortable)</text:h>
      <text:p text:style-name="P1"><text:bookmark text:name="sortable_examp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2"><text:a xlink:type="simple" xlink:href="http://opensiddur.org/tools/fonts/#"><text:span text:style-name="T5">Font  ↓</text:span></text:a></text:p>
          </table:table-cell>
          <table:table-cell table:style-name="Table1.A1" office:value-type="string">
            <text:p text:style-name="P12"><text:a xlink:type="simple" xlink:href="http://opensiddur.org/tools/fonts/#"><text:span text:style-name="T5">Cantillation Support  ↓</text:span></text:a></text:p>
          </table:table-cell>
          <table:table-cell table:style-name="Table1.A1" office:value-type="string">
            <text:p text:style-name="P12"><text:a xlink:type="simple" xlink:href="http://opensiddur.org/tools/fonts/#"><text:span text:style-name="T5">Vocalization Support  ↓</text:span></text:a></text:p>
          </table:table-cell>
          <table:table-cell table:style-name="Table1.A1" office:value-type="string">
            <text:p text:style-name="P12"><text:a xlink:type="simple" xlink:href="http://opensiddur.org/tools/fonts/#"><text:span text:style-name="T5">Style  ↓</text:span></text:a></text:p>
          </table:table-cell>
          <table:table-cell table:style-name="Table1.A1" office:value-type="string">
            <text:p text:style-name="P12"><text:a xlink:type="simple" xlink:href="http://opensiddur.org/tools/fonts/#"><text:span text:style-name="T5">Foundry  ↓</text:span></text:a></text:p>
          </table:table-cell>
          <table:table-cell table:style-name="Table1.A1" office:value-type="string">
            <text:p text:style-name="P12"><text:a xlink:type="simple" xlink:href="http://opensiddur.org/tools/fonts/#"><text:span text:style-name="T5">Typographer  ↓</text:span></text:a></text:p>
          </table:table-cell>
          <table:table-cell table:style-name="Table1.A1" office:value-type="string">
            <text:p text:style-name="P12"><text:a xlink:type="simple" xlink:href="http://opensiddur.org/tools/fonts/#"><text:span text:style-name="T5">Version  ↓</text:span></text:a></text:p>
          </table:table-cell>
          <table:table-cell table:style-name="Table1.A1" office:value-type="string">
            <text:p text:style-name="P12"><text:a xlink:type="simple" xlink:href="http://opensiddur.org/tools/fonts/#"><text:span text:style-name="T5">License  ↓</text:span></text:a></text:p>
          </table:table-cell>
        </table:table-row>
        <table:table-row>
          <table:table-cell table:style-name="Table1.A2" office:value-type="string">
            <text:p text:style-name="P13"><text:a xlink:type="simple" xlink:href="http://opensiddur.org/wp-content/uploads/2013/12/Shlomo-SemiStam.png"><text:span text:style-name="T3">Shlomo SemiStam</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 calligraphy</text:p>
          </table:table-cell>
          <table:table-cell table:style-name="Table1.A2" office:value-type="string">
            <text:p text:style-name="P13"><text:a xlink:type="simple" xlink:href="https://sites.google.com/site/orlaeinayim/download" office:target-frame-name="_blank" xlink:show="new"><text:span text:style-name="T4">Shlomo Orbach</text:span></text:a></text:p>
          </table:table-cell>
          <table:table-cell table:style-name="Table1.A2" office:value-type="string">
            <text:p text:style-name="P13">Shlomo Orbach</text:p>
          </table:table-cell>
          <table:table-cell table:style-name="Table1.A2" office:value-type="string">
            <text:p text:style-name="P13">1.0; 201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Shlomo-Stam.png"><text:span text:style-name="T3">Shlomo Stam</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 calligraphy</text:p>
          </table:table-cell>
          <table:table-cell table:style-name="Table1.A2" office:value-type="string">
            <text:p text:style-name="P13"><text:a xlink:type="simple" xlink:href="https://sites.google.com/site/orlaeinayim/download" office:target-frame-name="_blank" xlink:show="new"><text:span text:style-name="T4">Shlomo Orbach</text:span></text:a></text:p>
          </table:table-cell>
          <table:table-cell table:style-name="Table1.A2" office:value-type="string">
            <text:p text:style-name="P13">Shlomo Orbach</text:p>
          </table:table-cell>
          <table:table-cell table:style-name="Table1.A2" office:value-type="string">
            <text:p text:style-name="P13">1.0; 201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Keter-Aram-Tsova.png"><text:span text:style-name="T3">Keter Aram Sova</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 calligraphy</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103yg</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Keter-YG.png"><text:span text:style-name="T3">Keter YG</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103yg</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Shofar-CLM.png"><text:span text:style-name="T3">Shofar</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1.6</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Taamey-Ashkenaz-CLM.png"><text:span text:style-name="T3">Taamey Ashkenaz</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150yg</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Taamey-Frank-CLM.png"><text:span text:style-name="T3">Taamey Frank CLM</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1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Cardo.png"><text:span text:style-name="T3">Cardo</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scholarsfonts.net/cardofnt.html" office:target-frame-name="_blank" xlink:show="new"><text:span text:style-name="T4">Fonts for Scholars</text:span></text:a></text:p>
          </table:table-cell>
          <table:table-cell table:style-name="Table1.A2" office:value-type="string">
            <text:p text:style-name="P13">David J. Perry</text:p>
          </table:table-cell>
          <table:table-cell table:style-name="Table1.A2" office:value-type="string">
            <text:p text:style-name="P13">1.045</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Ezra-SIL.png"><text:span text:style-name="T3">Ezra SIL</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scripts.sil.org/cms/scripts/page.php?site_id=nrsi&amp;id=EzraSIL_Home" office:target-frame-name="_blank" xlink:show="new"><text:span text:style-name="T4">SIL</text:span></text:a></text:p>
          </table:table-cell>
          <table:table-cell table:style-name="Table1.A2" office:value-type="string">
            <text:p text:style-name="P13">SIL NRSI Team</text:p>
          </table:table-cell>
          <table:table-cell table:style-name="Table1.A2" office:value-type="string">
            <text:p text:style-name="P13">2.51, 2007</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Shlomo.png"><text:span text:style-name="T3">Shlomo</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s://sites.google.com/site/orlaeinayim/download" office:target-frame-name="_blank" xlink:show="new"><text:span text:style-name="T4">Shlomo Orbach</text:span></text:a></text:p>
          </table:table-cell>
          <table:table-cell table:style-name="Table1.A2" office:value-type="string">
            <text:p text:style-name="P13">Shlomo Orbach</text:p>
          </table:table-cell>
          <table:table-cell table:style-name="Table1.A2" office:value-type="string">
            <text:p text:style-name="P13">1.0; 2011</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Taamey-David-CLM.png"><text:span text:style-name="T3">Taamey David CLM</text:span></text:a></text:p>
          </table:table-cell>
          <table:table-cell table:style-name="Table1.A2" office:value-type="string">
            <text:p text:style-name="P13">x</text:p>
          </table:table-cell>
          <table:table-cell table:style-name="Table1.A2" office:value-type="string">
            <text:p text:style-name="P13">x</text:p>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1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Frank-CurledLamed-CLM.png"><text:span text:style-name="T3">Frank CurledLamed CLM</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1.0</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Frank-Ruehl-CLM.png"><text:span text:style-name="T3">Frank Ruehl CLM</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2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Hadasim-CLM.png"><text:span text:style-name="T3">Hadasim CLM</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10</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Shmulik-CLM.png"><text:span text:style-name="T3">Shmulik CLM</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12</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Linux-Libertine.png"><text:span text:style-name="T3">Linux Libertine</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linuxlibertine.org/" office:target-frame-name="_blank" xlink:show="new"><text:span text:style-name="T4">Libertine Open Fonts Projekt</text:span></text:a></text:p>
          </table:table-cell>
          <table:table-cell table:style-name="Table1.A2" office:value-type="string">
            <text:p text:style-name="P13">Philipp H. Poll</text:p>
          </table:table-cell>
          <table:table-cell table:style-name="Table1.A2" office:value-type="string">
            <text:p text:style-name="P13">5.0.6</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Mekorot-Vilna.png"><text:span text:style-name="T3">Mekorot Vilna</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erif</text:p>
          </table:table-cell>
          <table:table-cell table:style-name="Table1.A2" office:value-type="string">
            <text:p text:style-name="P13"><text:a xlink:type="simple" xlink:href="http://mekorot.sourceforge.net/" office:target-frame-name="_blank" xlink:show="new"><text:span text:style-name="T4">Mekorot</text:span></text:a></text:p>
          </table:table-cell>
          <table:table-cell table:style-name="Table1.A2" office:value-type="string">
            <text:p text:style-name="P13">Maxim Iorsh</text:p>
          </table:table-cell>
          <table:table-cell table:style-name="Table1.A2" office:value-type="string">
            <text:p text:style-name="P13">0.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Mekorot-Rashi-YG.png"><text:span text:style-name="T3">Mekorot Rashi</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Rashi script”</text:p>
          </table:table-cell>
          <table:table-cell table:style-name="Table1.A2" office:value-type="string">
            <text:p text:style-name="P13"><text:a xlink:type="simple" xlink:href="http://mekorot.sourceforge.net/" office:target-frame-name="_blank" xlink:show="new"><text:span text:style-name="T4">Mekorot</text:span></text:a></text:p>
          </table:table-cell>
          <table:table-cell table:style-name="Table1.A2" office:value-type="string">
            <text:p text:style-name="P13"><text:a xlink:type="simple" xlink:href="http://www.ctan.org/tex-archive/language/hebrew/makor/fonts/source/makor2/" office:target-frame-name="_blank" xlink:show="new"><text:span text:style-name="T4">Alan </text:span></text:a><text:soft-page-break/><text:a xlink:type="simple" xlink:href="http://www.ctan.org/tex-archive/language/hebrew/makor/fonts/source/makor2/" office:target-frame-name="_blank" xlink:show="new"><text:span text:style-name="T4">Hoenig/Omega Makor</text:span></text:a> (with corrections by Yoram Gnat)</text:p>
          </table:table-cell>
          <table:table-cell table:style-name="Table1.A2" office:value-type="string">
            <text:p text:style-name="P13">0.003</text:p>
          </table:table-cell>
          <table:table-cell table:style-name="Table1.A2" office:value-type="string">
            <text:p text:style-name="P13"><text:a xlink:type="simple" xlink:href="http://en.wikipedia.org/wiki/LaTeX_Project_Public_License" office:target-frame-name="_blank" xlink:show="new"><text:span text:style-name="T4">LPPL</text:span></text:a>1.3c</text:p>
          </table:table-cell>
        </table:table-row>
        <table:table-row>
          <table:table-cell table:style-name="Table1.A2" office:value-type="string">
            <text:p text:style-name="P13"><text:a xlink:type="simple" xlink:href="http://opensiddur.org/wp-content/uploads/2013/12/Mashkit.png"><text:span text:style-name="T3">Mashkit</text:span></text:a>*NEW*</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Mashkit</text:p>
          </table:table-cell>
          <table:table-cell table:style-name="Table1.A2" office:value-type="string">
            <text:p text:style-name="P13"><text:a xlink:type="simple" xlink:href="http://www.cs.uky.edu/~raphael/yiddish.html" office:target-frame-name="_blank" xlink:show="new"><text:span text:style-name="T4">Refoyl Finkl</text:span></text:a></text:p>
          </table:table-cell>
          <table:table-cell table:style-name="Table1.A2" office:value-type="string">
            <text:p text:style-name="P13">Raphael Finkel</text:p>
          </table:table-cell>
          <table:table-cell table:style-name="Table1.A2" office:value-type="string">
            <text:p text:style-name="P13">001.000</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Miriam-CLM.png"><text:span text:style-name="T3">Miriam CLM</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05</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Nachlieli-CLM.png"><text:span text:style-name="T3">Nachlieli CLM</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0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Simple-CLM.png"><text:span text:style-name="T3">Simple CLM</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Alef.png"><text:span text:style-name="T3">Alef</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ans-Serif</text:p>
          </table:table-cell>
          <table:table-cell table:style-name="Table1.A2" office:value-type="string">
            <text:p text:style-name="P13"><text:a xlink:type="simple" xlink:href="http://alef.hagilda.com/" office:target-frame-name="_blank" xlink:show="new"><text:span text:style-name="T4">HaGilda</text:span></text:a></text:p>
          </table:table-cell>
          <table:table-cell table:style-name="Table1.A2" office:value-type="string">
            <text:p text:style-name="P13">HaGilda Tel Aviv</text:p>
          </table:table-cell>
          <table:table-cell table:style-name="Table1.A2" office:value-type="string">
            <text:p text:style-name="P13">1.001</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Shuneet-Classic.png"><text:span text:style-name="T3">Shuneet Classic</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ans-Serif</text:p>
          </table:table-cell>
          <table:table-cell table:style-name="Table1.A2" office:value-type="string">
            <text:p text:style-name="P13"><text:a xlink:type="simple" xlink:href="http://www.cunliffethompson.com/font/" office:target-frame-name="_blank" xlink:show="new"><text:span text:style-name="T4">Michael Cunliffe Thompson</text:span></text:a></text:p>
          </table:table-cell>
          <table:table-cell table:style-name="Table1.A2" office:value-type="string">
            <text:p text:style-name="P13">Michael Cunliffe Thompson</text:p>
          </table:table-cell>
          <table:table-cell table:style-name="Table1.A2" office:value-type="string">
            <text:p text:style-name="P13">2.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Dorian-CLM.png"><text:span text:style-name="T3">Dorian CLM</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2.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Dorian-CLM-Italic.png"><text:span text:style-name="T3">Dorian CLM (Italic)</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Cursive</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2.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Makabi-YG.png"><text:span text:style-name="T3">Makabi YG</text:span></text:a></text:p>
          </table:table-cell>
          <table:table-cell table:style-name="Table1.A2" office:value-type="string">
            <text:p text:style-name="P14"/>
          </table:table-cell>
          <table:table-cell table:style-name="Table1.A2" office:value-type="string">
            <text:p text:style-name="P13">x</text:p>
          </table:table-cell>
          <table:table-cell table:style-name="Table1.A2" office:value-type="string">
            <text:p text:style-name="P13">ktav-yad, antiquity</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1.03</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Stam-Ashkenaz-CLM.png"><text:span text:style-name="T3">Sofer Stam Ashkenaz</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calligraphy</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110</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Stam-Sefarad-CLM.png"><text:span text:style-name="T3">Sofer Stam Sefarad</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calligraphy</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110</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Liberation-Serif.png"><text:span text:style-name="T3">Liberation Serif</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erif</text:p>
          </table:table-cell>
          <table:table-cell table:style-name="Table1.A2" office:value-type="string">
            <text:p text:style-name="P13"><text:a xlink:type="simple" xlink:href="https://fedorahosted.org/liberation-fonts/" office:target-frame-name="_blank" xlink:show="new"><text:span text:style-name="T4">Red Hat/Ascender Corp.</text:span></text:a></text:p>
          </table:table-cell>
          <table:table-cell table:style-name="Table1.A2" office:value-type="string">
            <text:p text:style-name="P13">Steve Matteson</text:p>
          </table:table-cell>
          <table:table-cell table:style-name="Table1.A2" office:value-type="string">
            <text:p text:style-name="P13">2.00.1</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Drugulin-CLM.png"><text:span text:style-name="T3">Drugulin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FreeSerif.png"><text:span text:style-name="T3">FreeSerif</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erif</text:p>
          </table:table-cell>
          <table:table-cell table:style-name="Table1.A2" office:value-type="string">
            <text:p text:style-name="P13"><text:a xlink:type="simple" xlink:href="http://www.gnu.org/software/freefont/" office:target-frame-name="_blank" xlink:show="new"><text:span text:style-name="T4">GNU Free Font Project</text:span></text:a></text:p>
          </table:table-cell>
          <table:table-cell table:style-name="Table1.A2" office:value-type="string">
            <text:p text:style-name="P13">Primož Peterlin, Steve White</text:p>
          </table:table-cell>
          <table:table-cell table:style-name="Table1.A2" office:value-type="string">
            <text:p text:style-name="P13">1.548</text:p>
          </table:table-cell>
          <table:table-cell table:style-name="Table1.A2" office:value-type="string">
            <text:p text:style-name="P13"><text:a xlink:type="simple" xlink:href="http://en.wikipedia.org/wiki/GNU_General_Public_License" office:target-frame-name="_blank" xlink:show="new"><text:span text:style-name="T4">GPL</text:span></text:a> 3.0</text:p>
          </table:table-cell>
        </table:table-row>
        <table:table-row>
          <table:table-cell table:style-name="Table1.A2" office:value-type="string">
            <text:p text:style-name="P13"><text:a xlink:type="simple" xlink:href="http://opensiddur.org/wp-content/uploads/2013/12/Linux-Biolinum-Outline.png"><text:span text:style-name="T3">Linux Biolinum Outline</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erif</text:p>
          </table:table-cell>
          <table:table-cell table:style-name="Table1.A2" office:value-type="string">
            <text:p text:style-name="P13"><text:a xlink:type="simple" xlink:href="http://linuxlibertine.org/" office:target-frame-name="_blank" xlink:show="new"><text:span text:style-name="T4">Libertine Open Fonts Projekt</text:span></text:a></text:p>
          </table:table-cell>
          <table:table-cell table:style-name="Table1.A2" office:value-type="string">
            <text:p text:style-name="P13">Philipp H. Poll</text:p>
          </table:table-cell>
          <table:table-cell table:style-name="Table1.A2" office:value-type="string">
            <text:p text:style-name="P13">1.1.3</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Linux-Biolinum-Shadow.png"><text:span text:style-name="T3">Linux Biolinum Shadow</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erif</text:p>
          </table:table-cell>
          <table:table-cell table:style-name="Table1.A2" office:value-type="string">
            <text:p text:style-name="P13"><text:a xlink:type="simple" xlink:href="http://linuxlibertine.org/" office:target-frame-name="_blank" xlink:show="new"><text:span text:style-name="T4">Libertine Open Fonts Projekt</text:span></text:a></text:p>
          </table:table-cell>
          <table:table-cell table:style-name="Table1.A2" office:value-type="string">
            <text:p text:style-name="P13">Philipp H. Poll</text:p>
          </table:table-cell>
          <table:table-cell table:style-name="Table1.A2" office:value-type="string">
            <text:p text:style-name="P13">1.1.3</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Linux-Biolinum.png"><text:span text:style-name="T3">Linux Biolinu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erif</text:p>
          </table:table-cell>
          <table:table-cell table:style-name="Table1.A2" office:value-type="string">
            <text:p text:style-name="P13"><text:a xlink:type="simple" xlink:href="http://linuxlibertine.org/" office:target-frame-name="_blank" xlink:show="new"><text:span text:style-name="T4">Libertine Open Fonts Projekt</text:span></text:a></text:p>
          </table:table-cell>
          <table:table-cell table:style-name="Table1.A2" office:value-type="string">
            <text:p text:style-name="P13">Philipp H. Poll</text:p>
          </table:table-cell>
          <table:table-cell table:style-name="Table1.A2" office:value-type="string">
            <text:p text:style-name="P13">1.1.3</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Drugulin-CLM-Italic.png"><text:span text:style-name="T3">Drugulin CLM (Italic)</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Mashki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Pfennig.png"><text:span text:style-name="T3">Pfennig</text:span></text:a>*NEW*</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danieljohnson.name/fonts/pfennig" office:target-frame-name="_blank" xlink:show="new"><text:span text:style-name="T4">Daniel Johnson</text:span></text:a></text:p>
          </table:table-cell>
          <table:table-cell table:style-name="Table1.A2" office:value-type="string">
            <text:p text:style-name="P13">Daniel Johnson</text:p>
          </table:table-cell>
          <table:table-cell table:style-name="Table1.A2" office:value-type="string">
            <text:p text:style-name="P13">2.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Aharoni-CLM.png"><text:span text:style-name="T3">Aharoni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text:span></text:a><text:soft-page-break/><text:a xlink:type="simple" xlink:href="http://culmus.sourceforge.net/" office:target-frame-name="_blank" xlink:show="new"><text:span text:style-name="T4">Project</text:span></text:a></text:p>
          </table:table-cell>
          <table:table-cell table:style-name="Table1.A2" office:value-type="string">
            <text:p text:style-name="P13">Maxim Iorsh</text:p>
          </table:table-cell>
          <table:table-cell table:style-name="Table1.A2" office:value-type="string">
            <text:p text:style-name="P13">0.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Gan-CLM.png"><text:span text:style-name="T3">Gan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1.0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Gladia-CLM.png"><text:span text:style-name="T3">Gladia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1.02</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Hillel-CLM.png"><text:span text:style-name="T3">Hillel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1.0</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Horev-CLM.png"><text:span text:style-name="T3">Horev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1.0</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Journal-CLM.png"><text:span text:style-name="T3">Journal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05</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Ozrad-CLM.png"><text:span text:style-name="T3">Ozrad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1.02</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Trashim-CLM.png"><text:span text:style-name="T3">Trashim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1.0</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Ellinia-CLM.png"><text:span text:style-name="T3">Ellinia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0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Asakim.png"><text:span text:style-name="T3">Asaki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openfontlibrary.org/member/printerkiller" office:target-frame-name="_blank" xlink:show="new"><text:span text:style-name="T4">Printer Killer</text:span></text:a></text:p>
          </table:table-cell>
          <table:table-cell table:style-name="Table1.A2" office:value-type="string">
            <text:p text:style-name="P13">Printer Killer</text:p>
          </table:table-cell>
          <table:table-cell table:style-name="Table1.A2" office:value-type="string">
            <text:p text:style-name="P13">3.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Dragon.png"><text:span text:style-name="T3">Dragon</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openfontlibrary.org/member/printerkiller" office:target-frame-name="_blank" xlink:show="new"><text:span text:style-name="T4">Printer Killer</text:span></text:a></text:p>
          </table:table-cell>
          <table:table-cell table:style-name="Table1.A2" office:value-type="string">
            <text:p text:style-name="P13">Printer Killer</text:p>
          </table:table-cell>
          <table:table-cell table:style-name="Table1.A2" office:value-type="string">
            <text:p text:style-name="P13">n/a</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Paskol.png"><text:span text:style-name="T3">Paskol</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openfontlibrary.org/member/printerkiller" office:target-frame-name="_blank" xlink:show="new"><text:span text:style-name="T4">Printer Killer</text:span></text:a></text:p>
          </table:table-cell>
          <table:table-cell table:style-name="Table1.A2" office:value-type="string">
            <text:p text:style-name="P13">Printer Killer</text:p>
          </table:table-cell>
          <table:table-cell table:style-name="Table1.A2" office:value-type="string">
            <text:p text:style-name="P13">2.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Comix-No2-CLM.png"><text:span text:style-name="T3">Comix No2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Richard Schoeller, Maxim Iorsh</text:p>
          </table:table-cell>
          <table:table-cell table:style-name="Table1.A2" office:value-type="string">
            <text:p text:style-name="P13">1.0</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Migdal-Haemeq.png"><text:span text:style-name="T3">Migdal HaEmeq</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openfontlibrary.org/member/eladmordechai" office:target-frame-name="_blank" xlink:show="new"><text:span text:style-name="T4">Elad Mordechai Mizrahi</text:span></text:a></text:p>
          </table:table-cell>
          <table:table-cell table:style-name="Table1.A2" office:value-type="string">
            <text:p text:style-name="P13">Elad Mordechai Mizrahi</text:p>
          </table:table-cell>
          <table:table-cell table:style-name="Table1.A2" office:value-type="string">
            <text:p text:style-name="P13">1.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Retro-Perspective.png"><text:span text:style-name="T3">Retro Perspective</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openfontlibrary.org/member/eladmordechai" office:target-frame-name="_blank" xlink:show="new"><text:span text:style-name="T4">Elad Mordechai Mizrahi</text:span></text:a></text:p>
          </table:table-cell>
          <table:table-cell table:style-name="Table1.A2" office:value-type="string">
            <text:p text:style-name="P13">Elad Mordechai Mizrahi</text:p>
          </table:table-cell>
          <table:table-cell table:style-name="Table1.A2" office:value-type="string">
            <text:p text:style-name="P13">n/a</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Tnua-Libre.png"><text:span text:style-name="T3">Tnua Libre</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openfontlibrary.org/member/eladmordechai" office:target-frame-name="_blank" xlink:show="new"><text:span text:style-name="T4">Elad Mordechai Mizrahi</text:span></text:a></text:p>
          </table:table-cell>
          <table:table-cell table:style-name="Table1.A2" office:value-type="string">
            <text:p text:style-name="P13">Elad Mordechai Mizrahi</text:p>
          </table:table-cell>
          <table:table-cell table:style-name="Table1.A2" office:value-type="string">
            <text:p text:style-name="P13">n/a</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Stop-Motion.png"><text:span text:style-name="T3">Stop Motion</text:span></text:a>*NEW*</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openfontlibrary.org/member/eladmordechai" office:target-frame-name="_blank" xlink:show="new"><text:span text:style-name="T4">Elad Mordechai Mizrahi</text:span></text:a></text:p>
          </table:table-cell>
          <table:table-cell table:style-name="Table1.A2" office:value-type="string">
            <text:p text:style-name="P13">Elad Mordechai Mizrahi</text:p>
          </table:table-cell>
          <table:table-cell table:style-name="Table1.A2" office:value-type="string">
            <text:p text:style-name="P13">n/a</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FreeSans.png"><text:span text:style-name="T3">FreeSans</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www.gnu.org/software/freefont/" office:target-frame-name="_blank" xlink:show="new"><text:span text:style-name="T4">GNU Free Font Project</text:span></text:a></text:p>
          </table:table-cell>
          <table:table-cell table:style-name="Table1.A2" office:value-type="string">
            <text:p text:style-name="P13">Primož Peterlin, Steve White</text:p>
          </table:table-cell>
          <table:table-cell table:style-name="Table1.A2" office:value-type="string">
            <text:p text:style-name="P13">1.344</text:p>
          </table:table-cell>
          <table:table-cell table:style-name="Table1.A2" office:value-type="string">
            <text:p text:style-name="P13"><text:a xlink:type="simple" xlink:href="http://en.wikipedia.org/wiki/GNU_General_Public_License" office:target-frame-name="_blank" xlink:show="new"><text:span text:style-name="T4">GPL</text:span></text:a> 3.0</text:p>
          </table:table-cell>
        </table:table-row>
        <table:table-row>
          <table:table-cell table:style-name="Table1.A2" office:value-type="string">
            <text:p text:style-name="P13"><text:a xlink:type="simple" xlink:href="http://opensiddur.org/wp-content/uploads/2013/12/Shuneet-Square.png"><text:span text:style-name="T3">Shuneet Square</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www.cunliffethompson.com/font/" office:target-frame-name="_blank" xlink:show="new"><text:span text:style-name="T4">Michael Cunliffe Thompson</text:span></text:a></text:p>
          </table:table-cell>
          <table:table-cell table:style-name="Table1.A2" office:value-type="string">
            <text:p text:style-name="P13">Michael Cunliffe Thompson</text:p>
          </table:table-cell>
          <table:table-cell table:style-name="Table1.A2" office:value-type="string">
            <text:p text:style-name="P13">2.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Shuneet-Thin.png"><text:span text:style-name="T3">Shuneet Thin</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www.cunliffethompson.com/font/" office:target-frame-name="_blank" xlink:show="new"><text:span text:style-name="T4">Michael Cunliffe Thompson</text:span></text:a></text:p>
          </table:table-cell>
          <table:table-cell table:style-name="Table1.A2" office:value-type="string">
            <text:p text:style-name="P13">Michael Cunliffe Thompson</text:p>
          </table:table-cell>
          <table:table-cell table:style-name="Table1.A2" office:value-type="string">
            <text:p text:style-name="P13">2.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Liberation-Sans.png"><text:span text:style-name="T3">Liberation Sans</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text:p>
          </table:table-cell>
          <table:table-cell table:style-name="Table1.A2" office:value-type="string">
            <text:p text:style-name="P13"><text:a xlink:type="simple" xlink:href="https://fedorahosted.org/liberation-fonts/" office:target-frame-name="_blank" xlink:show="new"><text:span text:style-name="T4">Red Hat/Ascender Corp.</text:span></text:a></text:p>
          </table:table-cell>
          <table:table-cell table:style-name="Table1.A2" office:value-type="string">
            <text:p text:style-name="P13">Steve Matteson</text:p>
          </table:table-cell>
          <table:table-cell table:style-name="Table1.A2" office:value-type="string">
            <text:p text:style-name="P13">2.00.1</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ext:soft-page-break/>
        <table:table-row>
          <table:table-cell table:style-name="Table1.A2" office:value-type="string">
            <text:p text:style-name="P13"><text:a xlink:type="simple" xlink:href="http://opensiddur.org/wp-content/uploads/2013/12/Miriam-Mono-CLM.png"><text:span text:style-name="T3">Miriam Mono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 monospace</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05</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FreeMono.png"><text:span text:style-name="T3">FreeMono</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 monospace</text:p>
          </table:table-cell>
          <table:table-cell table:style-name="Table1.A2" office:value-type="string">
            <text:p text:style-name="P13"><text:a xlink:type="simple" xlink:href="http://www.gnu.org/software/freefont/" office:target-frame-name="_blank" xlink:show="new"><text:span text:style-name="T4">GNU Free Font Project</text:span></text:a></text:p>
          </table:table-cell>
          <table:table-cell table:style-name="Table1.A2" office:value-type="string">
            <text:p text:style-name="P13">Primož Peterlin, Steve White</text:p>
          </table:table-cell>
          <table:table-cell table:style-name="Table1.A2" office:value-type="string">
            <text:p text:style-name="P13">1.215</text:p>
          </table:table-cell>
          <table:table-cell table:style-name="Table1.A2" office:value-type="string">
            <text:p text:style-name="P13"><text:a xlink:type="simple" xlink:href="http://en.wikipedia.org/wiki/GNU_General_Public_License" office:target-frame-name="_blank" xlink:show="new"><text:span text:style-name="T4">GPL</text:span></text:a> 3.0</text:p>
          </table:table-cell>
        </table:table-row>
        <table:table-row>
          <table:table-cell table:style-name="Table1.A2" office:value-type="string">
            <text:p text:style-name="P13"><text:a xlink:type="simple" xlink:href="http://opensiddur.org/wp-content/uploads/2013/12/Nehama.png"><text:span text:style-name="T3">Nehama</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 ktav-yad</text:p>
          </table:table-cell>
          <table:table-cell table:style-name="Table1.A2" office:value-type="string">
            <text:p text:style-name="P13"><text:a xlink:type="simple" xlink:href="http://openfontlibrary.org/member/printerkiller" office:target-frame-name="_blank" xlink:show="new"><text:span text:style-name="T4">Printer Killer</text:span></text:a></text:p>
          </table:table-cell>
          <table:table-cell table:style-name="Table1.A2" office:value-type="string">
            <text:p text:style-name="P13">Printer Killer</text:p>
          </table:table-cell>
          <table:table-cell table:style-name="Table1.A2" office:value-type="string">
            <text:p text:style-name="P13">n/a</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Miri.png"><text:span text:style-name="T3">Miri</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 ktav-yad</text:p>
          </table:table-cell>
          <table:table-cell table:style-name="Table1.A2" office:value-type="string">
            <text:p text:style-name="P13"><text:a xlink:type="simple" xlink:href="http://openfontlibrary.org/member/eladmordechai" office:target-frame-name="_blank" xlink:show="new"><text:span text:style-name="T4">Elad Mordechai Mizrahi</text:span></text:a></text:p>
          </table:table-cell>
          <table:table-cell table:style-name="Table1.A2" office:value-type="string">
            <text:p text:style-name="P13">Elad Mordechai Mizrahi</text:p>
          </table:table-cell>
          <table:table-cell table:style-name="Table1.A2" office:value-type="string">
            <text:p text:style-name="P13">1.0</text:p>
          </table:table-cell>
          <table:table-cell table:style-name="Table1.A2" office:value-type="string">
            <text:p text:style-name="P13"><text:a xlink:type="simple" xlink:href="https://en.wikipedia.org/wiki/Open_Font_License" office:target-frame-name="_blank" xlink:show="new"><text:span text:style-name="T4">SIL OFL</text:span></text:a>1.1</text:p>
          </table:table-cell>
        </table:table-row>
        <table:table-row>
          <table:table-cell table:style-name="Table1.A2" office:value-type="string">
            <text:p text:style-name="P13"><text:a xlink:type="simple" xlink:href="http://opensiddur.org/wp-content/uploads/2013/12/Yehuda-CLM.png"><text:span text:style-name="T3">Yehuda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erif, ktav-yad</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Refoyl.png"><text:span text:style-name="T3">Refoyl</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Cursive, ktav-yad</text:p>
          </table:table-cell>
          <table:table-cell table:style-name="Table1.A2" office:value-type="string">
            <text:p text:style-name="P13"><text:a xlink:type="simple" xlink:href="http://www.cs.uky.edu/~raphael/yiddish.html" office:target-frame-name="_blank" xlink:show="new"><text:span text:style-name="T4">Refoyl Finkl</text:span></text:a></text:p>
          </table:table-cell>
          <table:table-cell table:style-name="Table1.A2" office:value-type="string">
            <text:p text:style-name="P13">Raphael Finkel</text:p>
          </table:table-cell>
          <table:table-cell table:style-name="Table1.A2" office:value-type="string">
            <text:p text:style-name="P13">1.00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Ktav-Yad-CLM.png"><text:span text:style-name="T3">Ktav-Yad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Cursive, ktav-yad</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9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Ellinia-CLM-Italic.png"><text:span text:style-name="T3">Ellinia CLM (Italic)</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Cursive</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01</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Anka-CLM.png"><text:span text:style-name="T3">Anka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Cursive</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1.0</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text:a xlink:type="simple" xlink:href="http://opensiddur.org/wp-content/uploads/2013/12/Nachlaot.png"><text:span text:style-name="T3">Nachlaot</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Cursive</text:p>
          </table:table-cell>
          <table:table-cell table:style-name="Table1.A2" office:value-type="string">
            <text:p text:style-name="P13"><text:a xlink:type="simple" xlink:href="http://www.cs.uky.edu/~raphael/yiddish.html" office:target-frame-name="_blank" xlink:show="new"><text:span text:style-name="T4">Refoyl Finkl</text:span></text:a></text:p>
          </table:table-cell>
          <table:table-cell table:style-name="Table1.A2" office:value-type="string">
            <text:p text:style-name="P13">Raphael Finkel</text:p>
          </table:table-cell>
          <table:table-cell table:style-name="Table1.A2" office:value-type="string">
            <text:p text:style-name="P13">n/a</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Square-Bet-Shearim.png"><text:span text:style-name="T3">Hebrew Square Bet-Shearim</text:span></text:a> (3 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inscription, antiquity</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5-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Square-BenKosba.png"><text:span text:style-name="T3">Hebrew Square Ben-Kosba</text:span></text:a> (132 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ktav-yad, antiquity</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5-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Square-Habakkuk.png"><text:span text:style-name="T3">Hebrew Square Habakkuk</text:span></text:a>(~0 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ktav-yad, antiquity</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Square-Isaiah.png"><text:span text:style-name="T3">Hebrew Square Isaiah</text:span></text:a> (~200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ktav-yad, antiquity</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5-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Square-Samaritan.png"><text:span text:style-name="T3">Hebrew Square Samaritan</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Paleo-Qumran.png"><text:span text:style-name="T3">Hebrew Paleo Qumran</text:span></text:a>(~100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Aramaic-Imperial-Yeb.png"><text:span text:style-name="T3">Aramaic Imperial Yeb</text:span></text:a>(5th c.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Paleo-Lachish.png"><text:span text:style-name="T3">Hebrew Paleo Lakhish</text:span></text:a> (587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Aramaic-VIIBCE.png"><text:span text:style-name="T3">Aramaic VIIBCE</text:span></text:a> (7th c.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inscription, 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Paleo-Siloam.png"><text:span text:style-name="T3">Hebrew Paleo Siloam</text:span></text:a> (703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inscription, 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Aramaic-Early-Bar-Raqib.png"><text:span text:style-name="T3">Aramaic Early Bar-Raqib</text:span></text:a> (~800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inscription, <text:soft-page-break/>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Paleo-Mesha.png"><text:span text:style-name="T3">Hebrew Paleo Mesha</text:span></text:a>(850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inscription, 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Hebrew-Paleo-Gezer.png"><text:span text:style-name="T3">Hebrew Paleo Gezer</text:span></text:a>(10th c.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inscription, 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Phoenician-Ahiram.png"><text:span text:style-name="T3">Phoenician Ahiram</text:span></text:a>(~1300-1000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inscription, 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Proto-Canaanite.png"><text:span text:style-name="T3">Proto Canaanite</text:span></text:a>(~1700 BC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ans-sofit, inscription, ancient</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Yoram Gnat</text:p>
          </table:table-cell>
          <table:table-cell table:style-name="Table1.A2" office:value-type="string">
            <text:p text:style-name="P13">0.06-1</text:p>
          </table:table-cell>
          <table:table-cell table:style-name="Table1.A2" office:value-type="string">
            <text:p text:style-name="P13"><text:a xlink:type="simple" xlink:href="http://en.wikipedia.org/wiki/GNU_GPL_font_exception" office:target-frame-name="_blank" xlink:show="new"><text:span text:style-name="T4">GPL+FE</text:span></text:a></text:p>
          </table:table-cell>
        </table:table-row>
        <table:table-row>
          <table:table-cell table:style-name="Table1.A2" office:value-type="string">
            <text:p text:style-name="P13"><text:a xlink:type="simple" xlink:href="http://opensiddur.org/wp-content/uploads/2013/12/Caladings-CLM.png"><text:span text:style-name="T3">Caladings CLM</text:span></text: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ymbols &amp; Dingbats</text:p>
          </table:table-cell>
          <table:table-cell table:style-name="Table1.A2" office:value-type="string">
            <text:p text:style-name="P13"><text:a xlink:type="simple" xlink:href="http://culmus.sourceforge.net/" office:target-frame-name="_blank" xlink:show="new"><text:span text:style-name="T4">Culmus Project</text:span></text:a></text:p>
          </table:table-cell>
          <table:table-cell table:style-name="Table1.A2" office:value-type="string">
            <text:p text:style-name="P13">Maxim Iorsh</text:p>
          </table:table-cell>
          <table:table-cell table:style-name="Table1.A2" office:value-type="string">
            <text:p text:style-name="P13">0.12</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Music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ymbols &amp; Dingbats</text:p>
          </table:table-cell>
          <table:table-cell table:style-name="Table1.A2" office:value-type="string">
            <text:p text:style-name="P13"><text:a xlink:type="simple" xlink:href="http://users.teilar.gr/~g1951d/" office:target-frame-name="_blank" xlink:show="new"><text:span text:style-name="T4">George Douros</text:span></text:a></text:p>
          </table:table-cell>
          <table:table-cell table:style-name="Table1.A2" office:value-type="string">
            <text:p text:style-name="P13">George Douros</text:p>
          </table:table-cell>
          <table:table-cell table:style-name="Table1.A2" office:value-type="string">
            <text:p text:style-name="P13">0.12</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Symbola</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ymbols &amp; Dingbats</text:p>
          </table:table-cell>
          <table:table-cell table:style-name="Table1.A2" office:value-type="string">
            <text:p text:style-name="P13"><text:a xlink:type="simple" xlink:href="http://users.teilar.gr/~g1951d/" office:target-frame-name="_blank" xlink:show="new"><text:span text:style-name="T4">George Douros</text:span></text:a></text:p>
          </table:table-cell>
          <table:table-cell table:style-name="Table1.A2" office:value-type="string">
            <text:p text:style-name="P13">George Douros</text:p>
          </table:table-cell>
          <table:table-cell table:style-name="Table1.A2" office:value-type="string">
            <text:p text:style-name="P13">0.12</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row>
          <table:table-cell table:style-name="Table1.A2" office:value-type="string">
            <text:p text:style-name="P13">Unidings</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3">Symbols &amp; Dingbats</text:p>
          </table:table-cell>
          <table:table-cell table:style-name="Table1.A2" office:value-type="string">
            <text:p text:style-name="P13"><text:a xlink:type="simple" xlink:href="http://users.teilar.gr/~g1951d/" office:target-frame-name="_blank" xlink:show="new"><text:span text:style-name="T4">George Douros</text:span></text:a></text:p>
          </table:table-cell>
          <table:table-cell table:style-name="Table1.A2" office:value-type="string">
            <text:p text:style-name="P13">George Douros</text:p>
          </table:table-cell>
          <table:table-cell table:style-name="Table1.A2" office:value-type="string">
            <text:p text:style-name="P13">0.12</text:p>
          </table:table-cell>
          <table:table-cell table:style-name="Table1.A2" office:value-type="string">
            <text:p text:style-name="P13"><text:a xlink:type="simple" xlink:href="http://en.wikipedia.org/wiki/GNU_General_Public_License" office:target-frame-name="_blank" xlink:show="new"><text:span text:style-name="T4">GPL</text:span></text:a> 2.0</text:p>
          </table:table-cell>
        </table:table-row>
      </table:table>
      <text:p text:style-name="P6"><text:span text:style-name="Strong_20_Emphasis"><text:span text:style-name="T6">Additional Non-Hebrew Open Source Unicode Fonts:</text:span></text:span></text:p>
      <text:list xml:id="list4628865219293340894" text:style-name="L2">
        <text:list-item>
          <text:p text:style-name="P9"><text:span text:style-name="T6">Latin, Cyrillic, Greek, Ge’ez, and Arabic (by </text:span><text:a xlink:type="simple" xlink:href="http://scripts.sil.org/cms/scripts/page.php?&amp;cat_id=FontDownloads" office:target-frame-name="_blank" xlink:show="new"><text:span text:style-name="T10">SIL</text:span></text:a><text:span text:style-name="T6">)</text:span></text:p>
        </text:list-item>
        <text:list-item>
          <text:p text:style-name="P9"><text:span text:style-name="T6">Aegyptus, Akkadian, Analecta, and Anatolian (by </text:span><text:a xlink:type="simple" xlink:href="http://users.teilar.gr/~g1951d/" office:target-frame-name="_blank" xlink:show="new"><text:span text:style-name="T10">George Douros</text:span></text:a><text:span text:style-name="T6">)</text:span></text:p>
        </text:list-item>
      </text:list>
      <text:h text:style-name="P11" text:outline-level="3">Why did we make this font pack?</text:h>
      <text:p text:style-name="P6"><text:span text:style-name="T6">The importance of sharing documents with Unicode 4.0+ compliant Hebrew fonts was underlined for us in early 2010, after the liturgy of a popular siddur was contributed to the Open Siddur Project with a public domain declaration. The format of the file shared was a PDF, and unfortunately, most of the text rendered in the PDF was encoded with old proprietary Hebrew fonts made by a commercial font foundry, </text:span><text:a xlink:type="simple" xlink:href="http://en.wikipedia.org/wiki/Elsner%2BFlake" office:target-frame-name="_blank" xlink:show="new"><text:span text:style-name="T10">Elsner+Flake</text:span></text:a><text:span text:style-name="T6">. These fonts were developed prior to the standardization of Hebrew in Unicode. Efraim and I made some progress in attempting to convert the documents but so far we have not been successful. (Perhaps you can help convert them.) The contributor had no other copies of the liturgy except for what was contained in the PDF shared. The entire sad episode indicated the need for publishers of digital documents to prepare their documents in open standard formats, with text encoded with open standard fonts. (You are free to try your hand at </text:span><text:a xlink:type="simple" xlink:href="http://opensiddur.org/wp-content/uploads/2010/07/Siddur-Avi-Chai-unicode-conversion-project.zip"><text:span text:style-name="T10">converting</text:span></text:a><text:span text:style-name="T6">the two documents (</text:span><text:a xlink:type="simple" xlink:href="http://opensiddur.org/wp-content/uploads/2010/07/AviChai-Tefillot-Hahaim.pdf"><text:span text:style-name="T10">1</text:span></text:a><text:span text:style-name="T6">, </text:span><text:a xlink:type="simple" xlink:href="http://opensiddur.org/wp-content/uploads/2010/07/AviChai-Shabat.pdf"><text:span text:style-name="T10">2</text:span></text:a><text:span text:style-name="T6">) which were shared by the </text:span><text:a xlink:type="simple" xlink:href="http://www.avichai.org.il/" office:target-frame-name="_blank" xlink:show="new"><text:span text:style-name="T10">Avi Chai Foundation</text:span></text:a><text:span text:style-name="T6">. )</text:span></text:p>
      <text:p text:style-name="P6"><text:span text:style-name="T6">Given the twenty year history (at least) of digital Hebrew font development, there are quite a few pre-Unicode Hebrew fonts floating around the Internet and locally, on folk’s home computers. On the Internet, they sometimes show up on font download websites with a note that they are shareware or freeware with some restriction or another. Documents prepared with non-Unicode fonts are destined to be </text:span><text:a xlink:type="simple" xlink:href="http://en.wikipedia.org/wiki/Mojibake" office:target-frame-name="_blank" xlink:show="new"><text:span text:style-name="T10">unreadable</text:span></text:a><text:span text:style-name="T6">.</text:span></text:p>
      <text:p text:style-name="P6"><text:span text:style-name="T6">Even if a Hebrew font is Unicode it might 1) not support the full range of diacritical marks (</text:span><text:span text:style-name="Emphasis"><text:span text:style-name="T6">nikkud</text:span></text:span><text:span text:style-name="T6">/vowels and</text:span><text:span text:style-name="Emphasis"><text:span text:style-name="T6">t’amim</text:span></text:span><text:span text:style-name="T6">/</text:span><text:span text:style-name="Emphasis"><text:span text:style-name="T6">trope</text:span></text:span><text:span text:style-name="T6">/cantillation) and 2) not be licensed in such a way that it does not conflict with free/libre and open source licenses. Currently, there are three popular sources of open source licensed and Unicode compliant</text:span><text:a xlink:type="simple" xlink:href="http://typophile.com/wiki/Hebrew" office:target-frame-name="_blank" xlink:show="new"><text:span text:style-name="T10">Hebrew</text:span></text:a><text:span text:style-name="T6"> fonts that support the full range of Hebrew diacritical marks (vowels and cantillation).</text:span></text:p>
      <text:p text:style-name="P6"><draw:a xlink:type="simple" xlink:href="https://en.wikipedia.org/wiki/Open_Font_License" office:target-frame-name="_blank" xlink:show="new"><draw:frame draw:style-name="fr2" draw:name="Image2" text:anchor-type="paragraph" svg:width="1.5835in" svg:height="1.5835in" draw:z-index="1"><draw:image xlink:href="http://opensiddur.org/wp-content/uploads/2013/12/SIL-OFL-logo.png" xlink:type="simple" xlink:show="embed" xlink:actuate="onLoad"/><svg:title>SIL OFL logo</svg:title></draw:frame></draw:a><draw:a xlink:type="simple" xlink:href="http://en.wikipedia.org/wiki/GNU_GPL_font_exception" office:target-frame-name="_blank" xlink:show="new"><draw:frame draw:style-name="fr3" draw:name="Image3" text:anchor-type="paragraph" svg:x="3.7591in" svg:y="0.1043in" svg:width="1.5835in" svg:height="1.5835in" draw:z-index="2"><draw:image xlink:href="http://opensiddur.org/wp-content/images/GPL+FE.svg.png" xlink:type="simple" xlink:show="embed" xlink:actuate="onLoad"/></draw:frame></draw:a><text:span text:style-name="T6">Moreover, by license these fonts are free for creative reuse (as well as free without license fee to download). SIL International’s </text:span><text:a xlink:type="simple" xlink:href="http://scripts.sil.org/cms/scripts/page.php?site_id=nrsi&amp;id=EzraSIL_Home" office:target-frame-name="_blank" xlink:show="new"><text:span text:style-name="T10">Ezra SIL</text:span></text:a><text:span text:style-name="T6">font and David Perry’s </text:span><text:a xlink:type="simple" xlink:href="http://scholarsfonts.net/cardofnt.html" office:target-frame-name="_blank" xlink:show="new"><text:span text:style-name="T10">Cardo</text:span></text:a><text:span text:style-name="T6"> font are both shared using SIL’s </text:span><text:a xlink:type="simple" xlink:href="http://scripts.sil.org/cms/scripts/page.php?site_id=nrsi&amp;id=OFL&amp;_sc=1" office:target-frame-name="_blank" xlink:show="new"><text:span text:style-name="T10">Open Font License </text:span></text:a><text:span text:style-name="T6">version 1.1.0. Yoram Gnat’s fonts at the </text:span><text:a xlink:type="simple" xlink:href="http://culmus.sourceforge.net/" office:target-frame-name="_blank" xlink:show="new"><text:span text:style-name="T10">Culmus Project</text:span></text:a><text:span text:style-name="T6">are all </text:span><text:soft-page-break/><text:span text:style-name="T6">shared freely with a GPL including the </text:span><text:a xlink:type="simple" xlink:href="http://en.wikipedia.org/wiki/GNU_GPL_font_exception" office:target-frame-name="_blank" xlink:show="new"><text:span text:style-name="T10">font exception clause</text:span></text:a><text:span text:style-name="T6">. Maxim Iorsh’s fonts (for instance, Drugulin CLM) are shared with a GPL 2 but </text:span><text:span text:style-name="Emphasis"><text:span text:style-name="T6">without</text:span></text:span><text:span text:style-name="T6"> the font exception, and so the use of Iorsh’s fonts can sometimes conflict with the licenses of other free/libre and open source projects. (A full list of acceptable open source licenses for digital fonts is available </text:span><text:a xlink:type="simple" xlink:href="http://fedoraproject.org/wiki/Legal_considerations_for_fonts" office:target-frame-name="_blank" xlink:show="new"><text:span text:style-name="T10">here</text:span></text:a><text:span text:style-name="T6">.)</text:span></text:p>
      <text:p text:style-name="P5">It is often a wonder how certain typefaces, designed over a hundred years ago and residing in the Public Domain, can nevertheless be restricted by software licenses. After all, even new typefaces in the United States and Canada cannot be copyrighted; only the underlying software logic in digital fonts that control the placement of letters and diacritics can be copyrighted. While the art may be in the Public Domain, the underlying logic may be considered software and thus be protected by copyright. The good news is that many digital fonts use the underlying font logic written by John Hudson which itself is freely licensed open source software (with the MIT license).</text:p>
      <text:p text:style-name="P5">If you or your company designed a Hebrew font which you never updated to Unicode, why not share it with an open font license so that others may adopt it, update it, and create anew with it?</text:p>
      <text:p text:style-name="P5">Notes:</text:p>
      <text:list xml:id="list2339035581765091145" text:style-name="L3">
        <text:list-item>
          <text:p text:style-name="P10"><text:bookmark text:name="note-7951-1"/><text:span text:style-name="T8">“</text:span><text:a xlink:type="simple" xlink:href="http://en.wikipedia.org/wiki/Unicode" office:target-frame-name="_blank" xlink:show="new"><text:span text:style-name="T10">Unicode</text:span></text:a><text:span text:style-name="T6">,” accessed 2011-01-09. </text:span><text:a xlink:type="simple" xlink:href="http://opensiddur.org/tools/fonts/#return-note-7951-1"><text:span text:style-name="T9">↩</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EversonMono, 'Arial Unicode MS', 'Liberation Sans', 'DejaVu Sans', FreeSans, Tahoma, Arial, MiriamCLM, sans-serif"/>
    <style:font-face style:name="Shofar" svg:font-family="Shofar"/>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Shofar"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SimSun" style:font-size-asian="10.5pt" style:language-asian="zh" style:country-asian="CN" style:font-name-complex="Shofar"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Shofar" style:font-family-complex="Shofar"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alibri" fo:font-family="Calibri" style:font-family-generic="swiss" style:font-size-asian="12pt" style:font-name-complex="Shofar" style:font-family-complex="Shofar"/>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Shofar" style:font-family-complex="Shofar"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Shofar" style:font-family-complex="Shofar"/>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Nachlieli CLM" style:font-family-complex="'Nachlieli CLM'"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6T00:02:52.091000000</meta:creation-date>
    <dc:date>2014-08-26T00:04:31.439000000</dc:date>
    <meta:editing-duration>P0D</meta:editing-duration>
    <meta:editing-cycles>1</meta:editing-cycles>
    <meta:document-statistic meta:table-count="1" meta:image-count="3" meta:object-count="0" meta:page-count="7" meta:paragraph-count="594" meta:word-count="1844" meta:character-count="11134" meta:non-whitespace-character-count="9879"/>
    <meta:generator>LibreOffice/4.2.5.2$Windows_x86 LibreOffice_project/61cb170a04bb1f12e77c884eab9192be736ec5f5</meta:generator>
  </office:meta>
</office:document-meta>
</file>